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paragraph-rsid="00122375"/>
    </style:style>
    <style:style style:name="P2" style:family="paragraph" style:parent-style-name="Heading_20_3">
      <style:text-properties officeooo:paragraph-rsid="00122375"/>
    </style:style>
    <style:style style:name="T1" style:family="text">
      <style:text-properties officeooo:rsid="0012237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4">
        <text:h text:style-name="P2" text:outline-level="3"><text:span text:style-name="T1">Clear Waste Bin</text:span></text:h>
        <text:p text:style-name="P1">See: General / Clear Waste B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9:46.365000000</dc:date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45" meta:non-whitespace-character-count="38"/>
    <meta:generator>LibreOffice/5.1.1.3$Windows_X86_64 LibreOffice_project/89f508ef3ecebd2cfb8e1def0f0ba9a803b88a6d</meta:generator>
  </office:meta>
</office:document-meta>
</file>